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automatic-styles>
    <style:style style:name="P1" style:family="paragraph" style:parent-style-name="Heading_20_1">
      <style:paragraph-properties fo:margin-left="0cm" fo:margin-right="0cm" fo:margin-top="1.191cm" fo:margin-bottom="0cm" style:contextual-spacing="false" style:line-height-at-least="0.82cm" fo:orphans="2" fo:widows="2" fo:text-indent="0cm" style:auto-text-indent="false" fo:padding="0cm" fo:border="none"/>
      <style:text-properties fo:font-variant="normal" fo:text-transform="none" fo:color="#000000" loext:opacity="100%" style:font-name="Open sans" fo:letter-spacing="normal" fo:font-style="normal" fo:font-weight="normal" fo:background-color="transparen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15pt" fo:letter-spacing="normal" fo:font-style="normal" fo:font-weight="bold" fo:background-color="transparent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15pt" fo:letter-spacing="normal" fo:font-style="normal" fo:font-weight="bold" fo:background-color="transparen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12pt" fo:letter-spacing="normal" fo:font-style="normal" fo:font-weight="bold" fo:background-color="transparent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ffffff" loext:opacity="100%" style:font-name="Open Sans" fo:font-size="12pt" fo:letter-spacing="normal" fo:font-style="normal" fo:font-weight="bold" fo:background-color="transparent"/>
    </style:style>
    <style:style style:name="P8" style:family="paragraph" style:parent-style-name="Quotations">
      <loext:graphic-properties draw:fill="solid" draw:fill-color="#333333" draw:opacity="100%"/>
      <style:paragraph-properties fo:margin-left="1cm" fo:margin-right="1cm" fo:margin-top="0cm" fo:margin-bottom="0cm" style:contextual-spacing="false" style:line-height-at-least="0.82cm" fo:text-align="start" style:justify-single-word="false" fo:text-indent="0cm" style:auto-text-indent="false" fo:background-color="#333333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padding="0cm" fo:border="none"/>
      <style:text-properties fo:color="#000000" loext:opacity="100%" style:font-name="Source Serif Pro" fo:font-size="13.5pt" fo:background-color="transparent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0.5pt" fo:background-color="transparent" loext:padding="0cm" loext:border="none"/>
    </style:style>
    <style:style style:name="P13" style:family="paragraph" style:parent-style-name="Heading_20_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color="#ffffff" loext:opacity="100%" fo:letter-spacing="normal" fo:font-weight="bold" loext:padding="0cm" loext:border="none"/>
    </style:style>
    <style:style style:name="P14" style:family="paragraph" style:parent-style-name="Text_20_body" style:list-style-name="L1">
      <style:paragraph-properties fo:margin-left="0cm" fo:margin-right="0cm" fo:margin-top="0cm" fo:margin-bottom="0cm" style:contextual-spacing="false" style:line-height-at-least="0.82cm" fo:text-indent="0cm" style:auto-text-indent="false" fo:padding="0cm" fo:border="none"/>
    </style:style>
    <style:style style:name="P15" style:family="paragraph" style:parent-style-name="Text_20_body" style:list-style-name="L3">
      <style:paragraph-properties fo:margin-left="0cm" fo:margin-right="0cm" fo:margin-top="0cm" fo:margin-bottom="0cm" style:contextual-spacing="false" style:line-height-at-least="0.82cm" fo:text-indent="0cm" style:auto-text-indent="false" fo:padding="0cm" fo:border="none"/>
    </style:style>
    <style:style style:name="P16" style:family="paragraph" style:parent-style-name="Text_20_body" style:list-style-name="L5">
      <style:paragraph-properties fo:margin-left="0cm" fo:margin-right="0cm" fo:margin-top="0cm" fo:margin-bottom="0cm" style:contextual-spacing="false" style:line-height-at-least="0.82cm" fo:text-indent="0cm" style:auto-text-indent="false" fo:padding="0cm" fo:border="none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style:line-height-at-least="0.82cm" fo:text-indent="0cm" style:auto-text-indent="false" fo:padding="0cm" fo:border="none"/>
      <style:text-properties fo:color="#000000" loext:opacity="100%" style:font-name="Source Serif Pro" fo:font-size="13.5pt" fo:background-color="transparent" loext:padding="0cm" loext:border="none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style:line-height-at-least="0.82cm" fo:text-indent="0cm" style:auto-text-indent="false" fo:padding="0cm" fo:border="none"/>
      <style:text-properties fo:color="#000000" loext:opacity="100%" style:font-name="Source Serif Pro" fo:font-size="13.5pt" fo:background-color="transparent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style:contextual-spacing="false" style:line-height-at-least="0.82cm" fo:text-align="start" style:justify-single-word="false" fo:text-indent="0cm" style:auto-text-indent="false" fo:padding="0cm" fo:border="none"/>
      <style:text-properties fo:color="#000000" loext:opacity="100%" style:font-name="Source Serif Pro" fo:font-size="13.5pt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22" style:family="paragraph" style:parent-style-name="Text_20_body" style:list-style-name="L4">
      <loext:graphic-properties draw:fill="solid" draw:fill-color="#121212" draw:opacity="100%"/>
      <style:paragraph-properties fo:margin-left="0cm" fo:margin-right="0cm" fo:margin-top="0cm" fo:margin-bottom="0cm" style:contextual-spacing="false" fo:orphans="0" fo:text-indent="0cm" style:auto-text-indent="false" fo:background-color="#121212" fo:padding="0cm" fo:border="none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0.5pt" loext:padding="0cm" loext:border="none"/>
    </style:style>
    <style:style style:name="T1" style:family="text">
      <style:text-properties style:font-name="Source Serif Pro" fo:font-size="13.5pt" loext:padding="0cm" loext:border="none"/>
    </style:style>
    <style:style style:name="T2" style:family="text">
      <style:text-properties style:font-name="Source Serif Pro" fo:font-size="13.5pt" fo:font-weight="normal"/>
    </style:style>
    <style:style style:name="T3" style:family="text">
      <style:text-properties style:font-name="Source Serif Pro" fo:font-size="13.5pt" fo:font-weight="normal" loext:padding="0cm" loext:border="none"/>
    </style:style>
    <style:style style:name="T4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5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color="#000000" loext:opacity="100%" style:font-name="Source Serif Pro" fo:font-size="13.5pt" fo:font-style="normal" fo:font-weight="normal" fo:background-color="transparent" loext:char-shading-value="0"/>
    </style:style>
    <style:style style:name="T7" style:family="text">
      <style:text-properties fo:color="#000000" loext:opacity="100%" style:font-name="Source Serif Pro" fo:font-size="13.5pt" fo:background-color="transparent" loext:char-shading-value="0" loext:padding="0cm" loext:border="none"/>
    </style:style>
    <style:style style:name="T8" style:family="text">
      <style:text-properties fo:color="#000000" loext:opacity="100%" style:font-name="Source Serif Pro" fo:font-size="13.5pt" fo:font-weight="normal"/>
    </style:style>
    <style:style style:name="T9" style:family="text">
      <style:text-properties fo:color="#000000" loext:opacity="100%" style:font-name="Source Serif Pro" fo:font-size="13.5pt" fo:font-weight="normal" loext:padding="0cm" loext:border="none"/>
    </style:style>
    <style:style style:name="T10" style:family="text">
      <style:text-properties fo:color="#000000" loext:opacity="100%" style:font-name="Source Serif Pro" fo:font-size="13.5pt" fo:font-style="normal" fo:font-weight="normal" loext:padding="0cm" loext:border="none"/>
    </style:style>
    <style:style style:name="T11" style:family="text">
      <style:text-properties fo:text-transform="uppercase" fo:color="#ffffff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12" style:family="text">
      <style:text-properties fo:text-transform="uppercase" fo:color="#ffffff" loext:opacity="100%" style:text-line-through-style="none" style:text-line-through-type="none" style:text-underline-style="none" style:text-blinking="false" loext:padding="0cm" loext:border="none"/>
    </style:style>
    <style:style style:name="T13" style:family="text">
      <style:text-properties fo:text-transform="uppercase" style:text-line-through-style="none" style:text-line-through-type="none" style:text-underline-style="none" style:text-blinking="false" loext:padding="0cm" loext:border="none"/>
    </style:style>
    <style:style style:name="T14" style:family="text">
      <style:text-properties fo:text-transform="uppercase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15" style:family="text">
      <style:text-properties fo:text-transform="uppercase" fo:color="#000000" loext:opacity="100%" style:text-line-through-style="none" style:text-line-through-type="none" style:text-underline-style="none" style:text-blinking="false" loext:padding="0cm" loext:border="none"/>
    </style:style>
    <style:style style:name="T16" style:family="text">
      <style:text-properties fo:text-transform="uppercase" fo:color="#000000" loext:opacity="100%" style:text-line-through-style="none" style:text-line-through-type="none" style:font-name="Open Sans" fo:font-size="8.25pt" style:text-underline-style="none" fo:font-weight="bold" style:text-blinking="false" loext:padding="0cm" loext:border="none"/>
    </style:style>
    <style:style style:name="T17" style:family="text">
      <style:text-properties fo:color="#0095dd" loext:opacity="100%" style:font-name="Source Serif Pro" fo:font-size="13.5pt" loext:padding="0cm" loext:border="none"/>
    </style:style>
    <style:style style:name="fr1" style:family="graphic" style:parent-style-name="Frame">
      <style:graphic-properties fo:margin-left="0cm" fo:margin-right="0cm" fo:margin-top="0.106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cutatória</text:p>
      <text:p text:style-name="P2"/>
      <text:p text:style-name="P5">Rubem Alves foi um grande escritor e filósofo brasileiro, autor da crônica “Escutatória”. Neste texto ele diz que “Escutar é complicado e sutil”. Essa afirmação nos leva a vários questionamentos, um deles seria: como podemos escutar as pessoas e fazer com que elas se sintam valorizadas e ouvidas, principalmente nesta nossa realidade em que tudo é tão rápido e imediato?</text:p>
      <text:p text:style-name="P10"><text:span text:style-name="T4">Vamos discutir sobre essa questão no decorrer do curso, mas antes de prosseguirmos, que tal ler na íntegra a </text:span><text:a xlink:type="simple" xlink:href="https://www.inf.ufpr.br/urban/2019-1_205_e_220/205e220_Ler_ver_para_complementar/RubemAlves__Escutatória.pdf" office:target-frame-name="_blank" xlink:show="new" text:style-name="Internet_20_link" text:visited-style-name="Visited_20_Internet_20_Link"><text:span text:style-name="T5">crônica de Rubem Alves</text:span></text:a><text:span text:style-name="T4"> que, apesar de ter sido escrita há anos, é tão atual?</text:span></text:p>
      <text:p text:style-name="P2"/>
      <text:p text:style-name="P2"/>
      <text:p text:style-name="P3"><text:span text:style-name="T1">o que é o </text:span><text:span text:style-name="Strong_20_Emphasis"><text:span text:style-name="Emphasis"><text:span text:style-name="T1">Social Listening</text:span></text:span></text:span><text:span text:style-name="Strong_20_Emphasis"><text:span text:style-name="T1"> como ferramenta do Marketing Digital</text:span></text:span><text:span text:style-name="T1">? Quais são suas particularidades e vantagens? Como utilizá-la?</text:span></text:p>
      <text:p text:style-name="P8"><text:span text:style-name="T7">Traduzido do inglês, "Escuta Social" significa </text:span><text:span text:style-name="Strong_20_Emphasis"><text:span text:style-name="T7">utilizar a escuta de usuários dentro do ambiente virtual</text:span></text:span><text:span text:style-name="T7">, tendo como objetivo </text:span><text:span text:style-name="Strong_20_Emphasis"><text:span text:style-name="T7">monitorar o comportamento e o que eles falam</text:span></text:span><text:span text:style-name="T7">, direta ou indiretamente, de uma marca e/ou pessoas, através de </text:span><text:span text:style-name="Strong_20_Emphasis"><text:span text:style-name="T7">palavras-chave</text:span></text:span><text:span text:style-name="T7"> e ferramentas que possibilitam esse alcance.</text:span></text:p>
      <text:p text:style-name="P9"><text:span text:style-name="T7">Ao longo do curso, conhecendo cada uma dessas ferramentas, veremos que a finalidade delas é nos ajudar a </text:span><text:span text:style-name="Strong_20_Emphasis"><text:span text:style-name="T7">compreender o nosso público de maneira mais profunda</text:span></text:span><text:span text:style-name="T7">.</text:span></text:p>
      <text:p text:style-name="P11">Para isso, se considera as críticas, os elogios, as sugestões e quaisquer outros tipos de comentário circulando na internet, mesmo quando não dirigidos diretamente a uma empresa ou pessoa.</text:p>
      <text:list xml:id="list3019173183" text:style-name="L1">
        <text:list-item>
          <text:p text:style-name="P14"><text:span text:style-name="T7">Com as </text:span><text:span text:style-name="Strong_20_Emphasis"><text:span text:style-name="T7">críticas</text:span></text:span><text:span text:style-name="T7">, nós entendemos os nossos pontos negativos e, assim, podemos tomar alguma medida de ação;</text:span></text:p>
        </text:list-item>
        <text:list-item>
          <text:p text:style-name="P14"><text:span text:style-name="T7">Com os </text:span><text:span text:style-name="Strong_20_Emphasis"><text:span text:style-name="T7">elogios</text:span></text:span><text:span text:style-name="T7">, podemos reforçar as ações positivas, como campanhas ou produtos que agradaram o público;</text:span></text:p>
        </text:list-item>
        <text:list-item>
          <text:p text:style-name="P14"><text:span text:style-name="T7">Com as </text:span><text:span text:style-name="Strong_20_Emphasis"><text:span text:style-name="T7">sugestões</text:span></text:span><text:span text:style-name="T7">, identificamos possibilidades de melhorias.</text:span></text:p>
        </text:list-item>
      </text:list>
      <text:p text:style-name="P11"><text:soft-page-break/>Dentro da realidade virtual que todos nós nos encontramos atualmente, essa estratégia é extremamente importante.</text:p>
      <text:p text:style-name="P9"><text:span text:style-name="T7">Assim, dentro das </text:span><text:span text:style-name="Strong_20_Emphasis"><text:span text:style-name="T7">principais vantagens</text:span></text:span><text:span text:style-name="T7"> do uso de recursos de </text:span><text:span text:style-name="Emphasis"><text:span text:style-name="T7">Social Listening</text:span></text:span><text:span text:style-name="T7">, estão:</text:span></text:p>
      <text:list xml:id="list144537909" text:style-name="L2">
        <text:list-item>
          <text:p text:style-name="P17">Saber o que o público está falando da marca;</text:p>
        </text:list-item>
        <text:list-item>
          <text:p text:style-name="P17">Poder reduzir o impacto negativo de possíveis reclamações;</text:p>
        </text:list-item>
        <text:list-item>
          <text:p text:style-name="P17">Avaliar a qualidade das interações.</text:p>
        </text:list-item>
      </text:list>
      <text:p text:style-name="P9"><text:span text:style-name="T7">A partir da observação da percepção do nosso ou nossa cliente diante da empresa, é possível entender como é importante a </text:span><text:span text:style-name="Strong_20_Emphasis"><text:span text:style-name="T7">experiência</text:span></text:span><text:span text:style-name="T7"> que essa pessoa teve ao adquirir determinado produto ou serviço da nossa marca.</text:span></text:p>
      <text:p text:style-name="P11">Então, essas vantagens são voltadas exatamente para isso: verificar estratégias que tiveram ou não sucesso e, assim, tomar providências.</text:p>
      <text:p text:style-name="P9"><text:span text:style-name="T7">Já a respeito das </text:span><text:span text:style-name="Strong_20_Emphasis"><text:span text:style-name="T7">principais possibilidades</text:span></text:span><text:span text:style-name="T7"> desse recurso, elencamos:</text:span></text:p>
      <text:list xml:id="list1289673382" text:style-name="L3">
        <text:list-item>
          <text:p text:style-name="P18">Monitorar menções à nossa marca;</text:p>
        </text:list-item>
        <text:list-item>
          <text:p text:style-name="P18">Avaliar o sentimento do público;</text:p>
        </text:list-item>
        <text:list-item>
          <text:p text:style-name="P18">Saber das últimas tendências do mercado e aproveitá-las em nossas campanhas;</text:p>
        </text:list-item>
        <text:list-item>
          <text:p text:style-name="P18">Observar a concorrência;</text:p>
        </text:list-item>
        <text:list-item>
          <text:p text:style-name="P18">Encontrar influenciadores para a marca;</text:p>
        </text:list-item>
        <text:list-item>
          <text:p text:style-name="P15"><text:span text:style-name="T7">Gerar </text:span><text:span text:style-name="Emphasis"><text:span text:style-name="T7">insights</text:span></text:span><text:span text:style-name="T7"> (ou "ideias", em português) de negócios, ao captar conteúdos relevantes que estão circulando pelas redes, dentro ou fora do nosso nicho, quase como um </text:span><text:span text:style-name="Emphasis"><text:span text:style-name="T7">benchmarking</text:span></text:span><text:span text:style-name="T7"> (quando fazemos uma avaliação comparativa de outras empresas para coletar referências para a nossa marca).</text:span></text:p>
        </text:list-item>
      </text:list>
      <text:p text:style-name="P11">Existe uma infinidade de outras possibilidades, mas citamos apenas as essenciais para desenhar o caminho que vamos percorrer daqui para frente nesse curso.</text:p>
      <text:p text:style-name="P9"><text:span text:style-name="T7">Teremos também diversos exemplos de </text:span><text:span text:style-name="Strong_20_Emphasis"><text:span text:style-name="T7">situações reais</text:span></text:span><text:span text:style-name="T7"> entre marcas e consumidores nas redes sociais, como comentários e críticas, para </text:span><text:soft-page-break/><text:span text:style-name="T7">analisarmos esse tipo de comportamento e, com base nisso, </text:span><text:span text:style-name="Strong_20_Emphasis"><text:span text:style-name="T7">construir nosso aprendizado</text:span></text:span><text:span text:style-name="T7">.</text:span></text:p>
      <text:p text:style-name="P12"/>
      <text:p text:style-name="P2"/>
      <text:p text:style-name="P3"><text:span text:style-name="Strong_20_Emphasis"><text:span text:style-name="T3">Escuta ativa</text:span></text:span><text:span text:style-name="T2">:</text:span></text:p>
      <text:p text:style-name="P6">Aprendemos que a escuta ativa é a habilidade de ouvir o que está sendo falado ou escrito, e compreender essa fala ou escrita.</text:p>
      <text:p text:style-name="P10"><text:span text:style-name="Strong_20_Emphasis"><text:span text:style-name="T5">Social Listening</text:span></text:span><text:span text:style-name="T4">:</text:span></text:p>
      <text:p text:style-name="P6">Significa utilizar a escuta das pessoas usuárias dentro do ambiente virtual, tendo como objetivo monitorar o comportamento e o que elas falam direta ou indiretamente de uma marca ou empresa. Dentre as vantagens dessa estratégia estão: saber o que o público está falando da marca, reduzir o impacto negativo das reclamações e avaliar a quantidade de interações.</text:p>
      <text:p text:style-name="P10"><text:span text:style-name="Strong_20_Emphasis"><text:span text:style-name="T5">Exemplo de interação</text:span></text:span><text:span text:style-name="T4">:</text:span></text:p>
      <text:p text:style-name="P6">Estudamos o caso de uma interação de uma cliente com determinada marca e simulamos a resposta que essa empresa poderia dar, mostrando-se ativa em seu social listening.</text:p>
      <text:p text:style-name="P2"/>
      <text:p text:style-name="P4">Simulação de cenários</text:p>
      <text:p text:style-name="P7"><text:span text:style-name="T8">Percebemos que o </text:span><text:span text:style-name="Emphasis"><text:span text:style-name="T10">Social Listening</text:span></text:span><text:span text:style-name="T8"> tem tudo a ver com o monitoramento. Agora, vamos identificar quais são as possibilidades de fazer isso associando às </text:span><text:span text:style-name="Strong_20_Emphasis"><text:span text:style-name="T9">buscas de palavras-chave</text:span></text:span><text:span text:style-name="T8"> e reputação através do </text:span><text:span text:style-name="Strong_20_Emphasis"><text:span text:style-name="T9">SEO</text:span></text:span><text:span text:style-name="T8">.</text:span></text:p>
      <text:p text:style-name="P10"><text:span text:style-name="T4">O monitoramento de palavras-chave, tópicos, </text:span><text:span text:style-name="Emphasis"><text:span text:style-name="T5">hashtags</text:span></text:span><text:span text:style-name="T4">, páginas, pessoas e assim por diante, está muito associado às ferramentas de </text:span><text:span text:style-name="Emphasis"><text:span text:style-name="T5">Social Listening</text:span></text:span><text:span text:style-name="T4">.</text:span></text:p>
      <text:p text:style-name="P6">Até o momento estamos abordando o assunto de forma mais teórica, mas ao longo do curso também conheceremos ferramentas mais práticas que lhe ajudarão a fixar os conceitos de maneira orgânica.</text:p>
      <text:p text:style-name="P6">Antes de avançarmos, é importante entender que é imprescindível estabelecer qual o objetivo por trás de buscar essas estratégias associadas a palavras-chaves.</text:p>
      <text:h text:style-name="P1" text:outline-level="1"><text:soft-page-break/>SEO</text:h>
      <text:p text:style-name="P10"><text:span text:style-name="T4">O </text:span><text:span text:style-name="Strong_20_Emphasis"><text:span text:style-name="T5">SEO</text:span></text:span><text:span text:style-name="T4">, sigla de </text:span><text:span text:style-name="Emphasis"><text:span text:style-name="T5">Search Engine Optimization</text:span></text:span><text:span text:style-name="T4">, que significa </text:span><text:span text:style-name="Strong_20_Emphasis"><text:span text:style-name="T5">otimização de mecanismos de busca</text:span></text:span><text:span text:style-name="T4">, está muito relacionado à </text:span><text:span text:style-name="Strong_20_Emphasis"><text:span text:style-name="T5">reputação</text:span></text:span><text:span text:style-name="T4">.</text:span></text:p>
      <text:p text:style-name="P10"><text:span text:style-name="Strong_20_Emphasis"><text:span text:style-name="T5">Reputação digital</text:span></text:span><text:span text:style-name="T4"> é a percepção pública de uma pessoa ou empresa na internet. Essa percepção é baseada em conteúdos, como notícias, artigos e mídias, além de interações, como avaliações, opiniões e comentários, ambos publicados em redes sociais, blogs e sites especializados.</text:span></text:p>
      <text:p text:style-name="P6">Em uma experiência pessoal da instrutora, ocorreu um problema com a entrega de uma roupa, que não chegou dentro do prazo estabelecido pela loja.</text:p>
      <text:p text:style-name="P10"><text:span text:style-name="T4">A primeira iniciativa foi entrar em contato com a loja pelo </text:span><text:span text:style-name="Emphasis"><text:span text:style-name="T5">WhatsApp</text:span></text:span><text:span text:style-name="T4">. Sem sucesso, o próximo passo foi fazer um registro do ocorrido no </text:span><text:span text:style-name="Emphasis"><text:span text:style-name="T5">Reclame Aqui</text:span></text:span><text:span text:style-name="T4">, site brasileiro de reclamações contra empresas sobre atendimento, compra, venda, produtos e serviços.</text:span></text:p>
      <text:p text:style-name="P10"><text:span text:style-name="T4">Como o problema não foi solucionado em nenhum dos canais e demorou muito tempo, a instrutora decidiu levar a reclamação para o </text:span><text:span text:style-name="Emphasis"><text:span text:style-name="T5">Twitter,</text:span></text:span><text:span text:style-name="T4"> mais especificamente respondendo um </text:span><text:span text:style-name="Emphasis"><text:span text:style-name="T5">tweet</text:span></text:span><text:span text:style-name="T4"> da marca que falava sobre ética e preocupação com o cliente.</text:span></text:p>
      <text:p text:style-name="P10"><text:span text:style-name="T4"/></text:p>
      <text:h text:style-name="P13" text:outline-level="1"><text:span text:style-name="T6">Para saber mais: ferramentas gratuitas</text:span></text:h>
      <text:p text:style-name="P21"><text:a xlink:type="simple" xlink:href="https://cursos.alura.com.br/course/social-listening-ouvir-audiencia-redes/task/112408/next" text:style-name="Internet_20_link" text:visited-style-name="Visited_20_Internet_20_Link"><text:span text:style-name="T16"/></text:a></text:p>
      <text:p text:style-name="P19"><draw:frame draw:style-name="fr1" draw:name="Quadro1" text:anchor-type="char" svg:width="0.041cm" draw:z-index="0"><draw:text-box fo:min-height="0.041cm"><text:list xml:id="list2670666536" text:style-name="L4"><text:list-item><text:p text:style-name="P22"/></text:list-item></text:list></draw:text-box></draw:frame>O Social Listening pode ser feito com poucos recursos e de forma gratuita. Trouxemos aqui as ferramentas utilizadas pela Meg para que você, assim como ela, possa iniciar a aplicação dessa estratégia em seu negócio:</text:p>
      <text:list xml:id="list1457097287" text:style-name="L5">
        <text:list-item>
          <text:p text:style-name="P16"><text:a xlink:type="simple" xlink:href="https://netlytic.org/home/" office:target-frame-name="_blank" xlink:show="new" text:style-name="Internet_20_link" text:visited-style-name="Visited_20_Internet_20_Link"><text:span text:style-name="T17">Netlytic</text:span></text:a></text:p>
        </text:list-item>
        <text:list-item>
          <text:p text:style-name="P16"><text:a xlink:type="simple" xlink:href="https://analytics.google.com/analytics/web/provision/#/provision" office:target-frame-name="_blank" xlink:show="new" text:style-name="Internet_20_link" text:visited-style-name="Visited_20_Internet_20_Link"><text:span text:style-name="T17">Analytics</text:span></text:a></text:p>
        </text:list-item>
        <text:list-item>
          <text:p text:style-name="P16"><text:a xlink:type="simple" xlink:href="https://tags.hawksey.info/" office:target-frame-name="_blank" xlink:show="new" text:style-name="Internet_20_link" text:visited-style-name="Visited_20_Internet_20_Link"><text:span text:style-name="T17">Twitter Archiving Google Sheets</text:span></text:a></text:p>
        </text:list-item>
        <text:list-item>
          <text:p text:style-name="P16"><text:a xlink:type="simple" xlink:href="https://penseplay.com/2017/07/31/netvizz-dados-pagina-concorrencia/" office:target-frame-name="_blank" xlink:show="new" text:style-name="Internet_20_link" text:visited-style-name="Visited_20_Internet_20_Link"><text:span text:style-name="T17">Netvizz</text:span></text:a></text:p>
        </text:list-item>
      </text:list>
      <text:p text:style-name="P23"/>
      <text:p text:style-name="P10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 sans" svg:font-family="'Open sans', sans-serif"/>
    <style:font-face style:name="OpenSymbol" svg:font-family="OpenSymbol" style:font-charset="x-symbol"/>
    <style:font-face style:name="Source Serif Pro" svg:font-family="'Source Serif Pro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7T09:25:38.955810128</meta:creation-date>
    <meta:generator>LibreOffice/7.3.7.2$Linux_X86_64 LibreOffice_project/30$Build-2</meta:generator>
    <dc:date>2025-09-18T08:34:34.201603842</dc:date>
    <meta:editing-duration>PT1H49M24S</meta:editing-duration>
    <meta:editing-cycles>6</meta:editing-cycles>
    <meta:document-statistic meta:table-count="0" meta:image-count="0" meta:object-count="0" meta:page-count="4" meta:paragraph-count="50" meta:word-count="939" meta:character-count="6000" meta:non-whitespace-character-count="5127"/>
  </office:meta>
</office:document-meta>
</file>